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4.004cm" fo:margin-left="0cm" fo:margin-top="0cm" fo:margin-bottom="0cm" table:align="left" fo:keep-with-next="always"/>
    </style:style>
    <style:style style:name="Table2.A" style:family="table-column">
      <style:table-column-properties style:column-width="1.492cm"/>
    </style:style>
    <style:style style:name="Table2.B" style:family="table-column">
      <style:table-column-properties style:column-width="12.511cm"/>
    </style:style>
    <style:style style:name="Table2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199cm" fo:border="0.05pt solid #000000"/>
    </style:style>
    <style:style style:name="P1" style:family="paragraph" style:parent-style-name="Standard">
      <loext:graphic-properties draw:fill="none"/>
      <style:paragraph-properties fo:background-color="transparent"/>
      <style:text-properties fo:font-size="10pt" officeooo:paragraph-rsid="000c5a86" style:font-size-asian="10pt" style:font-size-complex="10pt"/>
    </style:style>
    <style:style style:name="P2" style:family="paragraph" style:parent-style-name="Standard">
      <style:text-properties officeooo:paragraph-rsid="000c5a86"/>
    </style:style>
    <style:style style:name="P3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officeooo:paragraph-rsid="000df0c0"/>
    </style:style>
    <style:style style:name="P4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0c5a86" style:font-size-asian="10pt" style:font-size-complex="10pt"/>
    </style:style>
    <style:style style:name="P5" style:family="paragraph" style:parent-style-name="Table_20_Contents">
      <style:text-properties style:font-name="Liberation Mono" fo:font-size="10pt" officeooo:rsid="0015e46e" officeooo:paragraph-rsid="0015e46e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0pt" officeooo:rsid="0015e46e" officeooo:paragraph-rsid="0015e46e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20fff"/>
    </style:style>
    <style:style style:name="P10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0df0c0"/>
    </style:style>
    <style:style style:name="P11" style:family="paragraph" style:parent-style-name="Table_20_Contents">
      <style:text-properties style:font-name="Liberation Mono" fo:font-size="10pt" officeooo:rsid="0015e46e" officeooo:paragraph-rsid="0016c258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Mono" fo:font-size="10pt" officeooo:rsid="0015e46e" officeooo:paragraph-rsid="0015e46e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0pt" officeooo:rsid="0016c258" officeooo:paragraph-rsid="0016c258" style:font-size-asian="10pt" style:font-size-complex="10pt"/>
    </style:style>
    <style:style style:name="T1" style:family="text">
      <style:text-properties fo:font-style="normal" fo:font-weight="normal" officeooo:rsid="000df0c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e46e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c258" style:font-style-asian="normal" style:font-weight-asian="normal" style:font-style-complex="normal" style:font-weight-complex="normal"/>
    </style:style>
    <style:style style:name="T4" style:family="text">
      <style:text-properties officeooo:rsid="0015e46e"/>
    </style:style>
    <style:style style:name="T5" style:family="text">
      <style:text-properties fo:font-style="italic" fo:font-weight="bold" officeooo:rsid="0015e46e" style:font-style-asian="italic" style:font-weight-asian="bold" style:font-style-complex="italic" style:font-weight-complex="bold"/>
    </style:style>
    <style:style style:name="T6" style:family="text">
      <style:text-properties officeooo:rsid="0016c2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MROGRAMAN LANJUT</text:p>
      <text:p text:style-name="P8">TUGAS <text:span text:style-name="T4">4</text:span></text:p>
      <text:p text:style-name="P8"/>
      <text:p text:style-name="P8"/>
      <text:p text:style-name="P8">NAMA<text:tab/>:</text:p>
      <text:p text:style-name="P8">NIM<text:tab/><text:tab/>:</text:p>
      <text:p text:style-name="P8"/>
      <text:p text:style-name="P9"/>
      <text:list xml:id="list3359803497695039216" text:style-name="L1">
        <text:list-item>
          <text:p text:style-name="P10"><text:span text:style-name="T2">Pelajari kode di bawah</text:span><text:span text:style-name="T1">! </text:span><text:span text:style-name="T2">Ubah kode anda pada Tugas03 agar menggunakan </text:span><text:span text:style-name="T5">struct</text:span><text:span text:style-name="T2">! </text:span><text:span text:style-name="T3">Simpan dengan nama file Tugas04.c. Upload source code sebagai jawaban.</text:span>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1</text:p>
            <text:p text:style-name="P4">2</text:p>
            <text:p text:style-name="P4">3</text:p>
            <text:p text:style-name="P6">4</text:p>
            <text:p text:style-name="P6">5</text:p>
            <text:p text:style-name="P6">6</text:p>
            <text:p text:style-name="P6">7</text:p>
            <text:p text:style-name="P6">8</text:p>
            <text:p text:style-name="P6">9</text:p>
            <text:p text:style-name="P6">10</text:p>
            <text:p text:style-name="P6">11</text:p>
            <text:p text:style-name="P6">12</text:p>
            <text:p text:style-name="P6">13</text:p>
            <text:p text:style-name="P6">14</text:p>
            <text:p text:style-name="P6">15</text:p>
            <text:p text:style-name="P6">16</text:p>
            <text:p text:style-name="P6">17</text:p>
            <text:p text:style-name="P6">18</text:p>
            <text:p text:style-name="P6">19</text:p>
            <text:p text:style-name="P6">20</text:p>
            <text:p text:style-name="P6">21</text:p>
            <text:p text:style-name="P6">22</text:p>
            <text:p text:style-name="P6">23</text:p>
            <text:p text:style-name="P13">24</text:p>
            <text:p text:style-name="P13">25</text:p>
            <text:p text:style-name="P13">26</text:p>
            <text:p text:style-name="P13">27</text:p>
            <text:p text:style-name="P13"/>
            <text:p text:style-name="P13">28</text:p>
            <text:p text:style-name="P13">29</text:p>
            <text:p text:style-name="P13"/>
            <text:p text:style-name="P13"/>
            <text:p text:style-name="P13">30</text:p>
            <text:p text:style-name="P13">31</text:p>
            <text:p text:style-name="P13">32</text:p>
          </table:table-cell>
          <table:table-cell table:style-name="Table2.B1" office:value-type="string">
            <text:p text:style-name="P11">/* </text:p>
            <text:p text:style-name="P11"><text:span text:style-name="T6">** PEMROGRAMAN LANJUT</text:span></text:p>
            <text:p text:style-name="P11">** <text:span text:style-name="T6">TUGAS 04</text:span></text:p>
            <text:p text:style-name="P11">**</text:p>
            <text:p text:style-name="P11">** <text:span text:style-name="T6">NAMA <text:s/>:</text:span></text:p>
            <text:p text:style-name="P11">** <text:span text:style-name="T6">NIM <text:s text:c="2"/>:</text:span></text:p>
            <text:p text:style-name="P11">** <text:span text:style-name="T6">KELAS :</text:span></text:p>
            <text:p text:style-name="P11">*/<text:line-break/><text:line-break/>#include &lt;stdio.h&gt;</text:p>
            <text:p text:style-name="P5">#include &lt;stdlib.h&gt;</text:p>
            <text:p text:style-name="P5"/>
            <text:p text:style-name="P5">struct strukturCSV {</text:p>
            <text:p text:style-name="P5"><text:s text:c="4"/>char* nama;</text:p>
            <text:p text:style-name="P5"><text:s text:c="4"/>int gaji;</text:p>
            <text:p text:style-name="P5"><text:s text:c="4"/>int zakat;</text:p>
            <text:p text:style-name="P5"><text:s text:c="4"/>int gaji_bersih;</text:p>
            <text:p text:style-name="P5">};</text:p>
            <text:p text:style-name="P5"/>
            <text:p text:style-name="P5">int main()</text:p>
            <text:p text:style-name="P5">{</text:p>
            <text:p text:style-name="P5"><text:s text:c="2"/>struct strukturCSV bacaCSV[3];</text:p>
            <text:p text:style-name="P5"/>
            <text:p text:style-name="P5"><text:s text:c="2"/>bacaCSV[0].nama = "Ali";</text:p>
            <text:p text:style-name="P5"><text:s text:c="2"/>bacaCSV[0].gaji = 1234567;</text:p>
            <text:p text:style-name="P5"><text:s text:c="2"/>bacaCSV[0].zakat = bacaCSV[0].gaji*0.025;</text:p>
            <text:p text:style-name="P5"><text:s text:c="2"/>bacaCSV[0].gaji_bersih = bacaCSV[0].gaji - bacaCSV[0].zakat;</text:p>
            <text:p text:style-name="P5"/>
            <text:p text:style-name="P5"><text:s text:c="2"/>printf("%s\t%d\t%d\t%d", bacaCSV[0].nama, bacaCSV[0].gaji, bacaCSV[0].zakat, bacaCSV[0].gaji_bersih);</text:p>
            <text:p text:style-name="P5"/>
            <text:p text:style-name="P5"><text:s text:c="2"/>return (0);</text:p>
            <text:p text:style-name="P5">}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tyle="normal" fo:font-weight="normal" officeooo:rsid="000a1373" style:font-style-asian="normal" style:font-weight-asian="normal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37:06.741000000</meta:creation-date>
    <dc:date>2018-02-27T10:44:19.057000000</dc:date>
    <meta:editing-duration>PT23M31S</meta:editing-duration>
    <meta:editing-cycles>8</meta:editing-cycles>
    <meta:generator>LibreOffice/5.2.4.2$Windows_X86_64 LibreOffice_project/3d5603e1122f0f102b62521720ab13a38a4e0eb0</meta:generator>
    <meta:document-statistic meta:table-count="1" meta:image-count="0" meta:object-count="0" meta:page-count="1" meta:paragraph-count="62" meta:word-count="125" meta:character-count="752" meta:non-whitespace-character-count="654"/>
  </office:meta>
</office:document-meta>
</file>